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4906" officeooo:paragraph-rsid="000b49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liments:</text:p>
      <text:p text:style-name="P1"/>
      <text:p text:style-name="P1">3. Website is easy to navigate and understand.</text:p>
      <text:p text:style-name="P1">2. Animations look great.</text:p>
      <text:p text:style-name="P1">3. Colors are nice.</text:p>
      <text:p text:style-name="P1"/>
      <text:p text:style-name="P1">Improvements:</text:p>
      <text:p text:style-name="P1"/>
      <text:p text:style-name="P1">1. No SEO – carelessness</text:p>
      <text:p text:style-name="P1">2. No HZ logo – carelessness</text:p>
      <text:p text:style-name="P1">3. Navigation bar active page looks ugly – carelessness</text:p>
      <text:p text:style-name="P1">4. Blog posts should be more interesting – fallacy</text:p>
      <text:p text:style-name="P1"/>
      <text:p text:style-name="P1">Code Review Feedback:</text:p>
      <text:p text:style-name="P1">I still need to work on the blog post pages, as well as the SEO. One thing that I have already improved is the blog post cards animations, since they were really bad and didn’t even function properly.</text:p>
      <text:p text:style-name="P1"/>
      <text:p text:style-name="P1">Tasks:</text:p>
      <text:p text:style-name="P1"/>
      <text:p text:style-name="P1">1. Add HZ logo.</text:p>
      <text:p text:style-name="P1">2. Fix navbar #active page.</text:p>
      <text:p text:style-name="P1">3. Make blog post pages feel more like a part of the website</text:p>
      <text:p text:style-name="P1">4. Work on the SEO.</text:p>
      <text:p text:style-name="P1">5. Add more content to the website and make it feel more complete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9:16:51.342564750</meta:creation-date>
    <dc:date>2023-09-23T19:31:00.621922779</dc:date>
    <meta:editing-duration>PT14M13S</meta:editing-duration>
    <meta:editing-cycles>1</meta:editing-cycles>
    <meta:document-statistic meta:table-count="0" meta:image-count="0" meta:object-count="0" meta:page-count="1" meta:paragraph-count="17" meta:word-count="125" meta:character-count="685" meta:non-whitespace-character-count="573"/>
    <meta:generator>LibreOffice/7.5.5.2$Linux_X86_64 LibreOffice_project/50$Build-2</meta:generator>
  </office:meta>
</office:document-meta>
</file>